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31d9" officeooo:paragraph-rsid="000c31d9"/>
    </style:style>
    <style:style style:name="P2" style:family="paragraph" style:parent-style-name="Standard">
      <style:text-properties fo:font-size="12pt" officeooo:rsid="000c31d9" officeooo:paragraph-rsid="000c31d9" style:font-size-asian="10.5pt" style:font-size-complex="12pt"/>
    </style:style>
    <style:style style:name="P3" style:family="paragraph" style:parent-style-name="Standard">
      <style:text-properties officeooo:rsid="000da0e9" officeooo:paragraph-rsid="000da0e9"/>
    </style:style>
    <style:style style:name="P4" style:family="paragraph" style:parent-style-name="Standard">
      <style:text-properties officeooo:rsid="000e3861" officeooo:paragraph-rsid="000e3861"/>
    </style:style>
    <style:style style:name="P5" style:family="paragraph" style:parent-style-name="Standard">
      <style:text-properties officeooo:rsid="000fdef5" officeooo:paragraph-rsid="000fdef5"/>
    </style:style>
    <style:style style:name="P6" style:family="paragraph" style:parent-style-name="Standard" style:list-style-name="L3">
      <style:text-properties officeooo:rsid="000fdef5" officeooo:paragraph-rsid="000fdef5"/>
    </style:style>
    <style:style style:name="P7" style:family="paragraph" style:parent-style-name="Standard">
      <style:text-properties fo:font-style="italic" style:text-underline-style="solid" style:text-underline-width="auto" style:text-underline-color="font-color" fo:font-weight="bold" officeooo:rsid="000e3861" officeooo:paragraph-rsid="000e3861" style:font-style-asian="italic" style:font-weight-asian="bold" style:font-style-complex="italic" style:font-weight-complex="bold"/>
    </style:style>
    <style:style style:name="P8" style:family="paragraph" style:parent-style-name="Standard">
      <style:text-properties officeooo:paragraph-rsid="000fdef5"/>
    </style:style>
    <style:style style:name="P9" style:family="paragraph" style:parent-style-name="Standard">
      <style:text-properties officeooo:rsid="0010bb71" officeooo:paragraph-rsid="0010bb71"/>
    </style:style>
    <style:style style:name="P10" style:family="paragraph" style:parent-style-name="Standard" style:list-style-name="L5">
      <style:text-properties officeooo:paragraph-rsid="000e3861"/>
    </style:style>
    <style:style style:name="P11" style:family="paragraph" style:parent-style-name="Standard" style:list-style-name="L5">
      <style:text-properties officeooo:paragraph-rsid="0011d008"/>
    </style:style>
    <style:style style:name="P12" style:family="paragraph" style:parent-style-name="Standard" style:list-style-name="L6">
      <style:text-properties officeooo:paragraph-rsid="000fdef5"/>
    </style:style>
    <style:style style:name="P13" style:family="paragraph" style:parent-style-name="Standard" style:list-style-name="L7">
      <style:text-properties officeooo:paragraph-rsid="000fdef5"/>
    </style:style>
    <style:style style:name="P14" style:family="paragraph" style:parent-style-name="Standard">
      <style:text-properties officeooo:rsid="0011d008" officeooo:paragraph-rsid="0011d008"/>
    </style:style>
    <style:style style:name="P15" style:family="paragraph" style:parent-style-name="Standard">
      <style:text-properties officeooo:rsid="0011d008" officeooo:paragraph-rsid="0011fc1f"/>
    </style:style>
    <style:style style:name="P16" style:family="paragraph" style:parent-style-name="Standard">
      <style:text-properties officeooo:paragraph-rsid="0011d008"/>
    </style:style>
    <style:style style:name="P17" style:family="paragraph" style:parent-style-name="Standard" style:list-style-name="L6">
      <style:text-properties officeooo:rsid="0011fc1f" officeooo:paragraph-rsid="0011fc1f"/>
    </style:style>
    <style:style style:name="P18" style:family="paragraph" style:parent-style-name="Standard">
      <style:text-properties officeooo:rsid="0011fc1f" officeooo:paragraph-rsid="0011fc1f"/>
    </style:style>
    <style:style style:name="P19" style:family="paragraph" style:parent-style-name="Standard">
      <style:text-properties officeooo:rsid="0011fc1f" officeooo:paragraph-rsid="000e3861"/>
    </style:style>
    <style:style style:name="P20" style:family="paragraph" style:parent-style-name="Standard" style:list-style-name="L6">
      <style:text-properties officeooo:rsid="00137100" officeooo:paragraph-rsid="00137100"/>
    </style:style>
    <style:style style:name="P21" style:family="paragraph" style:parent-style-name="Standard">
      <style:text-properties officeooo:rsid="00142f71" officeooo:paragraph-rsid="00142f71"/>
    </style:style>
    <style:style style:name="P22" style:family="paragraph" style:parent-style-name="Standard" style:list-style-name="L7">
      <style:text-properties officeooo:rsid="001463d5" officeooo:paragraph-rsid="001463d5"/>
    </style:style>
    <style:style style:name="P23" style:family="paragraph" style:parent-style-name="Standard">
      <style:text-properties officeooo:rsid="001463d5" officeooo:paragraph-rsid="001463d5"/>
    </style:style>
    <style:style style:name="P24" style:family="paragraph" style:parent-style-name="Standard">
      <style:paragraph-properties fo:break-before="page"/>
      <style:text-properties officeooo:rsid="0010bb71" officeooo:paragraph-rsid="0010bb71"/>
    </style:style>
    <style:style style:name="T1" style:family="text">
      <style:text-properties officeooo:rsid="000c547d"/>
    </style:style>
    <style:style style:name="T2" style:family="text">
      <style:text-properties officeooo:rsid="000da0e9"/>
    </style:style>
    <style:style style:name="T3" style:family="text">
      <style:text-properties officeooo:rsid="000e3861"/>
    </style:style>
    <style:style style:name="T4" style:family="text">
      <style:text-properties officeooo:rsid="000fdef5"/>
    </style:style>
    <style:style style:name="T5" style:family="text">
      <style:text-properties officeooo:rsid="0011d008"/>
    </style:style>
    <style:style style:name="T6" style:family="text">
      <style:text-properties officeooo:rsid="0011fc1f"/>
    </style:style>
    <style:style style:name="T7" style:family="text">
      <style:text-properties officeooo:rsid="00137100"/>
    </style:style>
    <style:style style:name="T8" style:family="text">
      <style:text-properties officeooo:rsid="00142f71"/>
    </style:style>
    <style:style style:name="T9" style:family="text">
      <style:text-properties officeooo:rsid="001463d5"/>
    </style:style>
    <style:style style:name="T10" style:family="text">
      <style:text-properties officeooo:rsid="0015a7f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MR on like</text:p>
      <text:p text:style-name="P1"/>
      <text:p text:style-name="P1">Description : </text:p>
      <text:p text:style-name="P2"><text:tab/></text:p>
      <text:p text:style-name="P2"><text:tab/>Les PMR (Personne à mobilité réduite) se retrouvent souvent confrontés <text:span text:style-name="T1">à des difficultées liées aux transports et diverses tâches du quotidien. Nous pouvons citer comme exemples, les déplacements liés aux courses et rendez-vous médicaux, les différents travaux d’entretien du domicile, </text:span><text:span text:style-name="T2">aides ménagères, </text:span><text:span text:style-name="T1">etc. </text:span></text:p>
      <text:p text:style-name="P2"/>
      <text:p text:style-name="P2"><text:tab/><text:span text:style-name="T1">Notre application a pour but premier de palier aux difficultées rencontrées par les personnes à mobilité réduite en leurs permettant de demander une aide. Nous aurions donc sur cette application mobile, deux profiles :</text:span></text:p>
      <text:p text:style-name="P2"/>
      <text:p text:style-name="P2">- <text:span text:style-name="T1">Le demandeur (PMR) : s’inscirt sur l’application en tant que PMR, <text:s/>en faisant cela, il a la possibilité de demander à tout moment une aide extérieur (pour une tâche ou un déplacement</text:span><text:span text:style-name="T2">)</text:span><text:span text:style-name="T1">.</text:span></text:p>
      <text:p text:style-name="P2"/>
      <text:p text:style-name="P2">-<text:span text:style-name="T2">L’aide : s’inscrit sur l’application en tant que personne valide. De ce fait, il peut recevoir une notification indiquant que quelqu’un à besoin d’aide.</text:span></text:p>
      <text:p text:style-name="P2"/>
      <text:p text:style-name="P2"/>
      <text:p text:style-name="P7">Besoins</text:p>
      <text:p text:style-name="P3"/>
      <text:p text:style-name="P1">Thème 1 : <text:span text:style-name="T3">La possibilité de créer un profil</text:span></text:p>
      <text:p text:style-name="P4">Il faudra donc :</text:p>
      <text:list xml:id="list870095943" text:style-name="L5">
        <text:list-item>
          <text:p text:style-name="P10"><text:span text:style-name="T3">La possibilité de créer un compte</text:span></text:p>
        </text:list-item>
        <text:list-item>
          <text:p text:style-name="P11"><text:span text:style-name="T4">La possibilité d’indiquer son statut (demandeur ou aide)</text:span></text:p>
        </text:list-item>
        <text:list-item>
          <text:p text:style-name="P10"><text:span text:style-name="T3">La possibiltié </text:span><text:span text:style-name="T4">d’éditer son compte</text:span></text:p>
        </text:list-item>
      </text:list>
      <text:p text:style-name="P8"/>
      <text:p text:style-name="P1"/>
      <text:p text:style-name="P4">Thème 2 : L’interaction entre demandeurs et aides</text:p>
      <text:p text:style-name="P5">Il faudra donc :</text:p>
      <text:list xml:id="list2087683929" text:style-name="L6">
        <text:list-item>
          <text:p text:style-name="P12"><text:span text:style-name="T4">La possibilité d’offrir et de demander de l’aide</text:span></text:p>
        </text:list-item>
        <text:list-item>
          <text:p text:style-name="P20">La possibilité de consulter les demande d’aide</text:p>
        </text:list-item>
        <text:list-item>
          <text:p text:style-name="P20">La possibilité d’accepter une demande d’aide</text:p>
        </text:list-item>
        <text:list-item>
          <text:p text:style-name="P12"><text:span text:style-name="T4">La possibilité de contacter le demandeur ou l’aide</text:span></text:p>
        </text:list-item>
        <text:list-item>
          <text:p text:style-name="P17">La possibilité de connaître la localisation du demandeur</text:p>
        </text:list-item>
      </text:list>
      <text:list xml:id="list621514866" text:style-name="L3">
        <text:list-header>
          <text:p text:style-name="P6"/>
        </text:list-header>
      </text:list>
      <text:p text:style-name="P5">Thème 3 :Cloturer l’interaction</text:p>
      <text:p text:style-name="P5">Il faudra donc :</text:p>
      <text:list xml:id="list1826324201" text:style-name="L7">
        <text:list-item>
          <text:p text:style-name="P13"><text:span text:style-name="T4">La possibilité de signaler la fin d</text:span><text:span text:style-name="T8">u service</text:span></text:p>
        </text:list-item>
        <text:list-item>
          <text:p text:style-name="P13"><text:span text:style-name="T4">La possibilité de noter l’interaction</text:span></text:p>
        </text:list-item>
        <text:list-item>
          <text:p text:style-name="P22">La possibilité de signaler une aide</text:p>
        </text:list-item>
      </text:list>
      <text:p text:style-name="P24">User stories</text:p>
      <text:p text:style-name="P9"/>
      <text:p text:style-name="P9"/>
      <text:p text:style-name="P16"><text:span text:style-name="T5">1.1.1 En tant que demandeur, je souhaite pouvoir créer un compte, afin de demander de l’aide à quelqu’un lorsque j’en ai besoin.</text:span></text:p>
      <text:p text:style-name="P14">1.1.2 En tant qu’aide, je souhaite pouvoir créer un compte, afin d’offrir mon aide à une personne ayant fait la demande.</text:p>
      <text:p text:style-name="P14"/>
      <text:p text:style-name="P15">1,2,1 En tant que demandeur, <text:span text:style-name="T6">je souhaite indiquer que je suis PMR, afin de pouvoir demander de l’aide.</text:span></text:p>
      <text:p text:style-name="P15">1,2,2 <text:span text:style-name="T6">En tant qu’aide, je souhaite indiquer que je suis dans la possiblité d’aider, afin de pouvoir offrir mes services à une personne à mobilité réduite.</text:span></text:p>
      <text:p text:style-name="P14"/>
      <text:p text:style-name="P14">1,3,1 En tant que demandeur, je souhaite pouvoir éditer mon profil, afin d’indiquer des informations nécessaires pour recevoir de l’aide.</text:p>
      <text:p text:style-name="P14">1,3,2 En tant qu’aide, je souhaite pouvoir éditer mon profil, afin d’indiquer les informations nécessaires pour offir mon aide.</text:p>
      <text:p text:style-name="P14"/>
      <text:p text:style-name="P18">2,1,1 En tant que demandeur, je souhaite pouvoir soumettre une demande d’aide, afin de <text:span text:style-name="T7">trouver quelqu’un prêt à m’aider.</text:span></text:p>
      <text:p text:style-name="P18">2,1,2 <text:span text:style-name="T5">En tant qu’aide, je souhaite </text:span><text:span text:style-name="T7">pouvoir repondre à une demande d’aide, afin de proposer mes services à une personne dans le besoin.</text:span></text:p>
      <text:p text:style-name="P18"/>
      <text:p text:style-name="P18">2,2,<text:span text:style-name="T7">1</text:span> <text:span text:style-name="T5">En tant qu’aide, je souhaite </text:span><text:span text:style-name="T7">pouvoir consulter les différentes demandes soumises, afin de m’informer des annonces faites par les demandeurs.</text:span></text:p>
      <text:p text:style-name="P18"/>
      <text:p text:style-name="P18">2,3,<text:span text:style-name="T8">1</text:span> <text:span text:style-name="T5">En tant qu’aide, je souhaite </text:span><text:span text:style-name="T8">souhaite pouvoir accepter une demande d’aide, afin de signaler à un demandeur que je suis disponible pour lui venir en aide.</text:span></text:p>
      <text:p text:style-name="P18"/>
      <text:p text:style-name="P21">2,4,1 En tant que demandeur, je souhaite pouvoir discuter avec une aide, afin de mettre en place le service souhaité ou poser des questions pratiques.</text:p>
      <text:p text:style-name="P21">2,4,2 En tant qu’aide, je souhaite pouvoir discuter avec le demandeur, afin de mettre en place le service souhaité ou poser des questions pratiques.</text:p>
      <text:p text:style-name="P21"/>
      <text:p text:style-name="P21">2,5,1 En tant que demandeur, je souhaite pouvoir indiquer à l’aide ma localisation, afin qu’il puisse me rejoindre pour le service demandé.</text:p>
      <text:p text:style-name="P21">2,5,2 En tant qu’aide, je souhaite pouvoir connaître la localisation du demandeur, afin de savoir où je dois me rendre pour le service du demandeur.</text:p>
      <text:p text:style-name="P19"/>
      <text:p text:style-name="P18">3,1,<text:span text:style-name="T9">1</text:span> <text:span text:style-name="T5">En tant qu’aide, je souhaite </text:span><text:span text:style-name="T9">pouvoir signaler la fin d’un service, afin de signaler que je suis à nouveau disponible.</text:span></text:p>
      <text:p text:style-name="P18"/>
      <text:p text:style-name="P18">3,2,1 En tant que demandeur, je souhaite <text:span text:style-name="T9">pouvoir noter la prestation d’une aide, afin que d’autres demandeurs puissent voir si j’ai été satisfait.</text:span></text:p>
      <text:p text:style-name="P18">3,2,2 <text:span text:style-name="T5">En tant qu’aide, je souhaite </text:span><text:span text:style-name="T8">que le demandeur puisse noter ma prestation, afin que </text:span><text:span text:style-name="T9">d’autres demandeur puissent voir la qualité de mes prestations.</text:span></text:p>
      <text:p text:style-name="P18"/>
      <text:p text:style-name="P23">3,3,1 En tant que demandeur, je souhaite pouvoir signaler aux administrateur un problème avec une aide, afin d’éviter que cela ne se reproduise ou qu<text:span text:style-name="T10">e des sanctions soient prise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3T15:24:52.258000000</meta:creation-date>
    <dc:date>2020-09-23T17:16:24.911000000</dc:date>
    <meta:editing-duration>PT12M4S</meta:editing-duration>
    <meta:editing-cycles>3</meta:editing-cycles>
    <meta:generator>LibreOffice/6.4.0.3$Windows_X86_64 LibreOffice_project/b0a288ab3d2d4774cb44b62f04d5d28733ac6df8</meta:generator>
    <meta:document-statistic meta:table-count="0" meta:image-count="0" meta:object-count="0" meta:page-count="2" meta:paragraph-count="45" meta:word-count="671" meta:character-count="4101" meta:non-whitespace-character-count="3479"/>
  </office:meta>
</office:document-meta>
</file>